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ificamos</text:span><text:span text:style-name="Strong_20_Emphasis"><text:span text:style-name="T1"> /etc/suricata/suricata-debian.yaml</text:span></text:span><text:span text:style-name="T1"> para activar prelude y dejamos la sessión correspondiente de esta manera:</text:span></text:p>
      <text:p text:style-name="P3"/>
      <text:p text:style-name="P3"/>
      <text:p text:style-name="P2"># alert output to prelude (http://www.prelude-technologies.com/) only<text:line-break/># available if Suricata has been compiled with –enable-prelude<text:line-break/>– alert-prelude:<text:line-break/>enabled: yes<text:line-break/>profile: suricata </text:p>
      <text:p text:style-name="P2"/>
      <text:p text:style-name="P5">Porbar suricata:</text:p>
      <text:p text:style-name="P5"/>
      <text:p text:style-name="P4">suricata -c /etc/suricata/suricata-debian.yaml -i eth0</text:p>
      <text:p text:style-name="P4">...</text:p>
      <text:p text:style-name="P4">...</text:p>
      <text:p text:style-name="P4">20 Oct 13:13:49 (process:6420) WARNING: prelude-client: Unable to start prelude client: could not open '/etc/prelude/profile/suricata/config' for reading: No such file or directory </text:p>
      <text:p text:style-name="P4"/>
      <text:p text:style-name="P4">Profile 'suricata' does not exist. In order to create it, please run: </text:p>
      <text:p text:style-name="P4">prelude-admin register "suricata" "idmef:w" &lt;manager address&gt; --uid 0 --gid 0. </text:p>
      <text:p text:style-name="P5"/>
      <text:p text:style-name="P4"/>
      <text:p text:style-name="P4"/>
      <text:p text:style-name="P4">en Terminal A (en PRELUDE ):</text:p>
      <text:p text:style-name="P4"/>
      <text:p text:style-name="P4">root@deb01:~# prelude-admin registration-server prelude-manager </text:p>
      <text:p text:style-name="P4">The "cnmt1k1q" password will be requested by "prelude-admin register" </text:p>
      <text:p text:style-name="P4">in order to connect. Please remove the quotes before using it. </text:p>
      <text:p text:style-name="P4"/>
      <text:p text:style-name="P4">Generating 1024 bits Diffie-Hellman key for anonymous authentication... </text:p>
      <text:p text:style-name="P4">Waiting for peers install request on 0.0.0.0:5553... </text:p>
      <text:p text:style-name="P4">Waiting for peers install request on :::5553... </text:p>
      <text:p text:style-name="P4"/>
      <text:p text:style-name="P4">Terminal b ( IDS SURICATA):</text:p>
      <text:p text:style-name="P4"/>
      <text:p text:style-name="P4">prelude-admin register 'suricata' 'idmef:w' 127.0.0.1 --uid 0 --gid 0</text:p>
      <text:p text:style-name="P4"/>
      <text:p text:style-name="P4">prelude-admin register suricata 'idmef:w' 192.168.7.30 --uid 0 --gid 0 </text:p>
      <text:p text:style-name="P4">Generating 2048 bits RSA private key... This might take a very long time. </text:p>
      <text:p text:style-name="P4">[Increasing system activity will speed-up the process]. </text:p>
      <text:p text:style-name="P4">Generation in progress... X </text:p>
      <text:p text:style-name="P4"/>
      <text:p text:style-name="P4">Enter the one-shot password provided on 192.168.10.30: </text:p>
      <text:p text:style-name="P4">Confirm the one-shot password provided on 192.168.10.30: </text:p>
      <text:p text:style-name="P4"/>
      <text:p text:style-name="P4">Connecting to registration server (192.168.10.30:5553)... Authentication succeeded. </text:p>
      <text:p text:style-name="P4">Successful registration to 192.168.10.30:5553. </text:p>
      <text:p text:style-name="P4"/>
      <text:p text:style-name="P4">Y en terninal A:</text:p>
      <text:p text:style-name="P4"/>
      <text:p text:style-name="P4"><text:soft-page-break/>Connection from 192.168.10.241:46455... </text:p>
      <text:p text:style-name="P4">Anonymous authentication one-shot password check failed. </text:p>
      <text:p text:style-name="P4"><text:s/></text:p>
      <text:p text:style-name="P4">Connection from 192.168.10.241:46456... </text:p>
      <text:p text:style-name="P4">Registration request for analyzerID="363020544920157" permission="idmef:w". </text:p>
      <text:p text:style-name="P4">Approve registration? [y/n]: y </text:p>
      <text:p text:style-name="P4">192.168.10.241:46456 successfully registered. </text:p>
      <text:p text:style-name="P4"/>
      <text:p text:style-name="P4">Arrancar suricata:</text:p>
      <text:p text:style-name="P4"/>
      <text:p text:style-name="P4">suricata -c /etc/suricata/suricata-debian.yaml -q 0 &amp;</text:p>
      <text:p text:style-name="P4"/>
      <text:p text:style-name="P4"/>
      <text:p text:style-name="P4">Testerar registro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Devanagar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7T12:03:32</meta:creation-date>
    <meta:generator>LibreOffice/3.3$Unix LibreOffice_project/330m19$Build-401</meta:generator>
    <dc:date>2012-02-28T17:20:54</dc:date>
    <dc:creator>Manuel Campos</dc:creator>
    <meta:editing-duration>PT17H3M51S</meta:editing-duration>
    <meta:editing-cycles>13</meta:editing-cycles>
    <meta:document-statistic meta:table-count="0" meta:image-count="0" meta:object-count="0" meta:page-count="2" meta:paragraph-count="37" meta:word-count="256" meta:character-count="2069"/>
  </office:meta>
</office:document-meta>
</file>